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normal">
      <style:text-properties officeooo:rsid="003355ba" officeooo:paragraph-rsid="000affa3"/>
    </style:style>
    <style:style style:name="P7" style:family="paragraph" style:parent-style-name="normal">
      <style:text-properties officeooo:rsid="003bb24d" officeooo:paragraph-rsid="000affa3"/>
    </style:style>
    <style:style style:name="P8" style:family="paragraph" style:parent-style-name="normal">
      <style:text-properties officeooo:rsid="003e9aab" officeooo:paragraph-rsid="000affa3"/>
    </style:style>
    <style:style style:name="P9" style:family="paragraph" style:parent-style-name="Standard">
      <style:text-properties officeooo:rsid="000d7ae6" officeooo:paragraph-rsid="000d7ae6"/>
    </style:style>
    <style:style style:name="P10" style:family="paragraph" style:parent-style-name="Standard">
      <style:text-properties officeooo:rsid="0009ec2b" officeooo:paragraph-rsid="0009ec2b"/>
    </style:style>
    <style:style style:name="P11" style:family="paragraph" style:parent-style-name="Standard">
      <style:text-properties officeooo:paragraph-rsid="000d7ae6"/>
    </style:style>
    <style:style style:name="P12" style:family="paragraph" style:parent-style-name="Standard">
      <style:text-properties officeooo:rsid="0018dbfa" officeooo:paragraph-rsid="0018dbfa"/>
    </style:style>
    <style:style style:name="P13" style:family="paragraph" style:parent-style-name="Standard">
      <style:text-properties officeooo:rsid="0018e38d" officeooo:paragraph-rsid="0018e38d"/>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ebbba"/>
    </style:style>
    <style:style style:name="T6" style:family="text">
      <style:text-properties officeooo:rsid="00101e4f"/>
    </style:style>
    <style:style style:name="T7" style:family="text">
      <style:text-properties officeooo:rsid="00130d99"/>
    </style:style>
    <style:style style:name="T8" style:family="text">
      <style:text-properties officeooo:rsid="0016dfb1"/>
    </style:style>
    <style:style style:name="T9" style:family="text">
      <style:text-properties officeooo:rsid="0018e3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2"/>* Con esta seccion no creo que haya problemas</text:p>
      <text:p text:style-name="P2"><text:s text:c="2"/>* <text:span text:style-name="T8">Agregaria fortran legacy apps (y definición de legacy apps) al principio. (a gpu approach...)</text:span></text:p>
      <text:p text:style-name="P2"/>
      <text:p text:style-name="P2">* OpenMP</text:p>
      <text:p text:style-name="P2"><text:s text:c="3"/>* Tampoco</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7">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6"/>
      <text:p text:style-name="P6"><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8">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6">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text:span><text:soft-page-break/><text:span text:style-name="T2">por último en la sección 2.6 se presentará la aplicación cientifica núcleo de esta Tesis y se describirá muy brevemente el problema que resuelve.</text:span></text:p>
      <text:p text:style-name="P1"/>
      <text:p text:style-name="P1"/>
      <text:p text:style-name="P3">##<text:span text:style-name="T7">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5">En español “una instrucción, un dato”. </text:span>Esta es la computadora mas común en el mercado hoy en día, <text:span text:style-name="T5">un sistema mono procesador con un flujo de instrucciones y un flujo de datos. Gran parte de las PCs caen en esta categoría.</text:span></text:p>
      <text:p text:style-name="P4">*<text:span text:style-name="T5">Multiple Instruction, Single Data (MISD) – “Múltiples instrucciones, un dato”. El mismo conjunto de datos es tratado por múltiples procesadores. No hay un sistema de este tipo que haya sido construido para venta al público o en otro ámbito.</text:span></text:p>
      <text:p text:style-name="P4">*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p>
      <text:p text:style-name="P5">*<text:span text:style-name="T6">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text:p text:style-name="P12">## Modelos Paralelos</text:p>
      <text:p text:style-name="P12"/>
      <text:p text:style-name="P12">Desde la perspectiva del sistema operativo, hay dos medios importantes de conseguir procesamiento paralelo: múltiples procesos y múltiples hilos.</text:p>
      <text:p text:style-name="P12"/>
      <text:p text:style-name="P12">Cuando uno ejecuta un programa en una computadora, <text:span text:style-name="T9">el sistema operativo crea una entidad llamada “proceso” la cual tiene un conjunto de recursos asociados. Estos recursos incluyen, pero no están limitados a, estructuras de datos con información del proceso, un espacio de direcciones virtuales el cual contiene las instrucciones del programa y datos, y al menos un hilo. </text:span></text:p>
      <text:p text:style-name="P13">¿Qué es un hilo? Un hilo es un flujo de control independiente dentro del proceso, compuesto de un contexto (el cual incluye un conjunto de registros) y una secuencia de instrucciones para ejecutar. Por flujo de control independiente, nos referimos a un camino de ejecución a través del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7-01T12:11:44.735392269</dc:date>
    <dc:creator>Andres Huayquil </dc:creator>
    <meta:editing-duration>PT1H11M7S</meta:editing-duration>
    <meta:editing-cycles>7</meta:editing-cycles>
    <meta:generator>LibreOffice/5.1.3.2$Linux_X86_64 LibreOffice_project/10m0$Build-2</meta:generator>
    <meta:document-statistic meta:table-count="0" meta:image-count="0" meta:object-count="0" meta:page-count="2" meta:paragraph-count="36" meta:word-count="955" meta:character-count="6338" meta:non-whitespace-character-count="5351"/>
  </office:meta>
</office:document-meta>
</file>